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HubbsEtal1960</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8">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36">
          <gnm:selection gnm:start-col="6" gnm:start-row="36" gnm:end-col="6" gnm:end-row="3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02:26:51Z</dc:date>
    <meta:creation-date>2022-09-01T09:20:31Z</meta:creation-date>
    <meta:generator>gnumeric/1.12.46</meta:generator>
  </office:meta>
</office:document-meta>
</file>